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1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435cm" fo:min-width="0.774cm"/>
    </style:style>
    <style:style style:name="gr2" style:family="graphic" style:parent-style-name="standard">
      <style:graphic-properties draw:stroke="none" draw:fill="solid" draw:fill-color="#00ff00" draw:textarea-horizontal-align="justify" draw:textarea-vertical-align="middle" draw:auto-grow-height="false" fo:min-height="0.435cm" fo:min-width="0.844cm"/>
    </style:style>
    <style:style style:name="gr3" style:family="graphic" style:parent-style-name="standard">
      <style:graphic-properties draw:stroke="none" draw:fill="solid" draw:fill-color="#ffff00" draw:textarea-horizontal-align="justify" draw:textarea-vertical-align="middle" draw:auto-grow-height="false" fo:min-height="0.435cm" fo:min-width="0.844cm"/>
    </style:style>
    <style:style style:name="gr4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0.435cm" fo:min-width="0.683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21cm" fo:min-width="0.815cm"/>
      <style:paragraph-properties style:writing-mode="lr-tb"/>
    </style:style>
    <style:style style:name="gr6" style:family="graphic" style:parent-style-name="standard">
      <style:graphic-properties draw:stroke="none" draw:fill="none" fo:min-height="0.598cm"/>
      <style:paragraph-properties style:writing-mode="lr-tb"/>
    </style:style>
    <style:style style:name="gr7" style:family="graphic" style:parent-style-name="standard">
      <style:graphic-properties draw:stroke="none" draw:fill="none" fo:min-height="0.823cm"/>
      <style:paragraph-properties style:writing-mode="lr-tb"/>
    </style:style>
    <style:style style:name="gr8" style:family="graphic" style:parent-style-name="standard">
      <style:graphic-properties draw:stroke="none" draw:fill="none" fo:min-height="0.541cm"/>
      <style:paragraph-properties style:writing-mode="lr-tb"/>
    </style:style>
    <style:style style:name="gr9" style:family="graphic" style:parent-style-name="objectwithoutfill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fill="none" draw:opacity="40%" draw:textarea-horizontal-align="justify" draw:textarea-vertical-align="middle" draw:auto-grow-height="false" fo:min-height="0.767cm" fo:min-width="2.295cm" draw:shadow-offset-x="0.203cm" draw:shadow-offset-y="0.203cm" draw:shadow-opacity="40%"/>
      <style:paragraph-properties style:writing-mode="lr-tb"/>
    </style:style>
    <style:style style:name="gr11" style:family="graphic" style:parent-style-name="standard">
      <style:graphic-properties draw:fill="none" draw:fill-color="#aea79f" draw:opacity="40%" draw:textarea-horizontal-align="justify" draw:textarea-vertical-align="middle" draw:auto-grow-height="false" fo:min-height="0.767cm" fo:min-width="2.803cm" draw:shadow-offset-x="0.203cm" draw:shadow-offset-y="0.203cm" draw:shadow-opacity="40%"/>
      <style:paragraph-properties style:writing-mode="lr-tb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4.447cm"/>
      <style:paragraph-properties style:writing-mode="lr-tb"/>
    </style:style>
    <style:style style:name="gr13" style:family="graphic" style:parent-style-name="objectwithoutfill">
      <style:graphic-properties draw:stroke="dash" draw:stroke-dash="Dashed_20__28_var_29_" svg:stroke-width="0.102cm" svg:stroke-color="#0000cc" draw:marker-start-width="0.352cm" draw:marker-end-width="0.352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color="#000000" draw:fill="none" draw:textarea-vertical-align="middle"/>
    </style:style>
    <style:style style:name="gr15" style:family="graphic" style:parent-style-name="objectwithoutfill">
      <style:graphic-properties draw:stroke="dash" draw:stroke-dash="Dashed_20__28_var_29_"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1.173cm" fo:min-width="4.679cm"/>
    </style:style>
    <style:style style:name="gr17" style:family="graphic" style:parent-style-name="standard">
      <style:graphic-properties draw:stroke="none" draw:fill="solid" draw:fill-color="#00ff00" draw:textarea-horizontal-align="justify" draw:textarea-vertical-align="middle" draw:auto-grow-height="false" fo:min-height="1.173cm" fo:min-width="4.955cm"/>
    </style:style>
    <style:style style:name="gr18" style:family="graphic" style:parent-style-name="standard">
      <style:graphic-properties draw:stroke="none" draw:fill="solid" draw:fill-color="#ffff00" draw:textarea-horizontal-align="justify" draw:textarea-vertical-align="middle" draw:auto-grow-height="false" fo:min-height="1.173cm" fo:min-width="2.347cm"/>
    </style:style>
    <style:style style:name="gr19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1.173cm" fo:min-width="1.921cm"/>
    </style:style>
    <style:style style:name="gr20" style:family="graphic" style:parent-style-name="standard">
      <style:graphic-properties draw:fill="none" draw:fill-color="#729fcf" draw:textarea-horizontal-align="justify" draw:textarea-vertical-align="middle" draw:auto-grow-height="false" fo:min-height="0.767cm" fo:min-width="0.58cm" draw:shadow-offset-x="0.203cm" draw:shadow-offset-y="0.203cm"/>
      <style:paragraph-properties style:writing-mode="lr-tb"/>
    </style:style>
    <style:style style:name="gr21" style:family="graphic" style:parent-style-name="standard">
      <style:graphic-properties draw:fill="none" draw:fill-color="#729fcf" draw:textarea-horizontal-align="justify" draw:textarea-vertical-align="middle" draw:auto-grow-height="false" fo:min-height="0.766cm" fo:min-width="1.278cm" draw:shadow-offset-x="0.203cm" draw:shadow-offset-y="0.203cm"/>
      <style:paragraph-properties style:writing-mode="lr-tb"/>
    </style:style>
    <style:style style:name="gr22" style:family="graphic" style:parent-style-name="standard">
      <style:graphic-properties draw:fill="none" draw:fill-color="#729fcf" draw:textarea-horizontal-align="justify" draw:textarea-vertical-align="middle" draw:auto-grow-height="false" fo:min-height="0.767cm" fo:min-width="0.81cm" draw:shadow-offset-x="0.203cm" draw:shadow-offset-y="0.203cm"/>
      <style:paragraph-properties style:writing-mode="lr-tb"/>
    </style:style>
    <style:style style:name="gr23" style:family="graphic" style:parent-style-name="standard">
      <style:graphic-properties draw:fill="solid" draw:fill-color="#0000ff" draw:textarea-horizontal-align="justify" draw:textarea-vertical-align="middle" draw:auto-grow-height="false" fo:min-height="0.62cm" fo:min-width="0cm"/>
    </style:style>
    <style:style style:name="gr24" style:family="graphic" style:parent-style-name="standard">
      <style:graphic-properties draw:fill="solid" draw:fill-color="#ff0000" draw:textarea-horizontal-align="justify" draw:textarea-vertical-align="middle" draw:auto-grow-height="false" fo:min-height="0.62cm" fo:min-width="0cm"/>
    </style:style>
    <style:style style:name="gr25" style:family="graphic" style:parent-style-name="standard">
      <style:graphic-properties draw:fill="solid" draw:fill-color="#00ff00" draw:textarea-horizontal-align="justify" draw:textarea-vertical-align="middle" draw:auto-grow-height="false" fo:min-height="0.62cm" fo:min-width="0cm"/>
    </style:style>
    <style:style style:name="gr26" style:family="graphic" style:parent-style-name="standard">
      <style:graphic-properties draw:fill="solid" draw:fill-color="#00ff00" draw:textarea-horizontal-align="justify" draw:textarea-vertical-align="middle" draw:auto-grow-height="false" fo:min-height="0.552cm" fo:min-width="0cm"/>
    </style:style>
    <style:style style:name="gr27" style:family="graphic" style:parent-style-name="standard">
      <style:graphic-properties draw:fill="solid" draw:fill-color="#ffff00" draw:textarea-horizontal-align="justify" draw:textarea-vertical-align="middle" draw:auto-grow-height="false" fo:min-height="0.552cm" fo:min-width="0cm"/>
    </style:style>
    <style:style style:name="gr28" style:family="graphic" style:parent-style-name="standard">
      <style:graphic-properties draw:fill-color="#ccffcc" draw:opacity="40%" draw:textarea-horizontal-align="justify" draw:textarea-vertical-align="middle" draw:auto-grow-height="false" fo:min-height="0.663cm" fo:min-width="2.549cm" draw:shadow-offset-x="0.203cm" draw:shadow-offset-y="0.203cm" draw:shadow-opacity="40%"/>
      <style:paragraph-properties style:writing-mode="lr-tb"/>
    </style:style>
    <style:style style:name="gr2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21cm" fo:min-width="0cm"/>
      <style:paragraph-properties style:writing-mode="lr-tb"/>
    </style:style>
    <style:style style:name="gr30" style:family="graphic" style:parent-style-name="standard">
      <style:graphic-properties draw:opacity="40%" draw:textarea-horizontal-align="justify" draw:textarea-vertical-align="middle" draw:auto-grow-height="false" fo:min-height="0.603cm" fo:min-width="2.695cm" draw:shadow-offset-x="0.203cm" draw:shadow-offset-y="0.203cm" draw:shadow-opacity="40%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54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32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35" style:family="graphic" style:parent-style-name="standard">
      <style:graphic-properties svg:stroke-color="#ffffff" draw:fill="solid" draw:fill-color="#0000ff" draw:textarea-horizontal-align="justify" draw:textarea-vertical-align="middle" draw:auto-grow-height="false" fo:min-height="0.62cm" fo:min-width="0cm"/>
    </style:style>
    <style:style style:name="gr36" style:family="graphic" style:parent-style-name="standard">
      <style:graphic-properties draw:fill="solid" draw:fill-color="#729fcf" draw:opacity="40%" draw:textarea-horizontal-align="justify" draw:textarea-vertical-align="middle" draw:auto-grow-height="false" fo:min-height="0.663cm" fo:min-width="2.549cm" draw:shadow-offset-x="0.203cm" draw:shadow-offset-y="0.203cm" draw:shadow-opacity="40%"/>
      <style:paragraph-properties style:writing-mode="lr-tb"/>
    </style:style>
    <style:style style:name="gr37" style:family="graphic" style:parent-style-name="standard">
      <style:graphic-properties draw:fill="solid" draw:fill-color="#ff950e" draw:opacity="40%" draw:textarea-horizontal-align="justify" draw:textarea-vertical-align="middle" draw:auto-grow-height="false" fo:min-height="0.603cm" fo:min-width="2.695cm" draw:shadow-offset-x="0.203cm" draw:shadow-offset-y="0.203cm" draw:shadow-opacity="40%"/>
      <style:paragraph-properties style:writing-mode="lr-tb"/>
    </style:style>
    <style:style style:name="gr38" style:family="graphic" style:parent-style-name="standard">
      <style:graphic-properties draw:fill="solid" draw:fill-color="#ff950e" draw:opacity="40%" draw:textarea-horizontal-align="justify" draw:textarea-vertical-align="middle" draw:auto-grow-height="false" fo:min-height="0.663cm" fo:min-width="2.549cm" draw:shadow-offset-x="0.203cm" draw:shadow-offset-y="0.203cm" draw:shadow-opacity="40%"/>
      <style:paragraph-properties style:writing-mode="lr-tb"/>
    </style:style>
    <style:style style:name="gr39" style:family="graphic" style:parent-style-name="standard">
      <style:graphic-properties draw:fill="solid" draw:fill-color="#9933ff" draw:opacity="40%" draw:textarea-horizontal-align="justify" draw:textarea-vertical-align="middle" draw:auto-grow-height="false" fo:min-height="0.603cm" fo:min-width="2.695cm" draw:shadow-offset-x="0.203cm" draw:shadow-offset-y="0.203cm" draw:shadow-opacity="40%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41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  <style:paragraph-properties style:writing-mode="lr-tb"/>
    </style:style>
    <style:style style:name="gr43" style:family="graphic" style:parent-style-name="standard" style:list-style-name="L1">
      <style:graphic-properties draw:fill="solid" draw:fill-color="#ffcc99" draw:opacity="50%" draw:textarea-horizontal-align="justify" draw:textarea-vertical-align="middle" draw:auto-grow-height="false" fo:min-height="2.292cm" fo:min-width="6.358cm" draw:shadow-opacity="50%"/>
      <style:paragraph-properties style:writing-mode="lr-tb"/>
    </style:style>
    <style:style style:name="gr44" style:family="graphic" style:parent-style-name="standard" style:list-style-name="L1">
      <style:graphic-properties draw:fill="solid" draw:fill-color="#ffcc99" draw:opacity="50%" draw:textarea-horizontal-align="justify" draw:textarea-vertical-align="middle" draw:auto-grow-height="false" fo:min-height="2.799cm" fo:min-width="4.581cm" draw:shadow-opacity="50%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131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47" style:family="graphic" style:parent-style-name="objectwithoutfill">
      <style:graphic-properties svg:stroke-color="#000000" draw:marker-end="Triangle_20_unfilled" draw:marker-end-width="0.3cm" draw:fill="none" draw:textarea-vertical-align="middle"/>
    </style:style>
    <style:style style:name="gr48" style:family="graphic" style:parent-style-name="standard">
      <style:graphic-properties draw:stroke="none" draw:fill="none" fo:min-height="0.636cm"/>
      <style:paragraph-properties style:writing-mode="lr-tb"/>
    </style:style>
    <style:style style:name="gr49" style:family="graphic" style:parent-style-name="standard">
      <style:graphic-properties draw:fill="solid" draw:fill-color="#ff0000" draw:textarea-horizontal-align="justify" draw:textarea-vertical-align="middle" draw:auto-grow-height="false" fo:min-height="0.55cm" fo:min-width="0cm"/>
    </style:style>
    <style:style style:name="gr50" style:family="graphic" style:parent-style-name="standard">
      <style:graphic-properties draw:fill-color="#ccffcc" draw:opacity="40%" draw:textarea-horizontal-align="justify" draw:textarea-vertical-align="middle" draw:auto-grow-height="false" fo:min-height="0.601cm" fo:min-width="2.549cm" draw:shadow-offset-x="0.203cm" draw:shadow-offset-y="0.203cm" draw:shadow-opacity="40%"/>
      <style:paragraph-properties style:writing-mode="lr-tb"/>
    </style:style>
    <style:style style:name="gr51" style:family="graphic" style:parent-style-name="standard">
      <style:graphic-properties draw:fill="solid" draw:fill-color="#729fcf" draw:opacity="40%" draw:textarea-horizontal-align="justify" draw:textarea-vertical-align="middle" draw:auto-grow-height="false" fo:min-height="0.601cm" fo:min-width="2.549cm" draw:shadow-offset-x="0.203cm" draw:shadow-offset-y="0.203cm" draw:shadow-opacity="40%"/>
      <style:paragraph-properties style:writing-mode="lr-tb"/>
    </style:style>
    <style:style style:name="gr52" style:family="graphic" style:parent-style-name="standard">
      <style:graphic-properties draw:fill="solid" draw:fill-color="#9933ff" draw:opacity="40%" draw:textarea-horizontal-align="justify" draw:textarea-vertical-align="middle" draw:auto-grow-height="false" fo:min-height="0.601cm" fo:min-width="2.695cm" draw:shadow-offset-x="0.203cm" draw:shadow-offset-y="0.203cm" draw:shadow-opacity="40%"/>
      <style:paragraph-properties style:writing-mode="lr-tb"/>
    </style:style>
    <style:style style:name="gr53" style:family="graphic" style:parent-style-name="standard">
      <style:graphic-properties draw:textarea-horizontal-align="justify" draw:textarea-vertical-align="middle" draw:auto-grow-height="false" fo:min-height="0.862cm" fo:min-width="1.024cm"/>
    </style:style>
    <style:style style:name="gr54" style:family="graphic" style:parent-style-name="objectwithoutfill">
      <style:graphic-properties draw:fill="none" draw:textarea-vertical-align="middle"/>
    </style:style>
    <style:style style:name="gr55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6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1.173cm" fo:min-width="1.921cm"/>
    </style:style>
    <style:style style:name="gr57" style:family="graphic" style:parent-style-name="standard">
      <style:graphic-properties draw:stroke="none" draw:fill="solid" draw:fill-color="#ff0066" draw:textarea-horizontal-align="justify" draw:textarea-vertical-align="middle" draw:auto-grow-height="false" fo:min-height="1.173cm" fo:min-width="1.921cm"/>
    </style:style>
    <style:style style:name="gr58" style:family="graphic" style:parent-style-name="standard">
      <style:graphic-properties draw:fill="solid" draw:fill-color="#999999" draw:textarea-horizontal-align="justify" draw:textarea-vertical-align="middle" draw:auto-grow-height="false" fo:min-height="0.62cm" fo:min-width="0cm"/>
    </style:style>
    <style:style style:name="gr59" style:family="graphic" style:parent-style-name="standard">
      <style:graphic-properties draw:fill="solid" draw:fill-color="#ff0066" draw:textarea-horizontal-align="justify" draw:textarea-vertical-align="middle" draw:auto-grow-height="false" fo:min-height="0.552cm" fo:min-width="0cm"/>
    </style:style>
    <style:style style:name="gr60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435cm" fo:min-width="0.683cm"/>
    </style:style>
    <style:style style:name="gr61" style:family="graphic" style:parent-style-name="standard">
      <style:graphic-properties draw:stroke="none" draw:fill="solid" draw:fill-color="#ff0066" draw:textarea-horizontal-align="justify" draw:textarea-vertical-align="middle" draw:auto-grow-height="false" fo:min-height="0.435cm" fo:min-width="0.683cm"/>
    </style:style>
    <style:style style:name="gr62" style:family="graphic" style:parent-style-name="standard">
      <style:graphic-properties draw:stroke="none" draw:fill="none" fo:min-height="0.713cm"/>
      <style:paragraph-properties style:writing-mode="lr-tb"/>
    </style:style>
    <style:style style:name="gr63" style:family="graphic" style:parent-style-name="standard">
      <style:graphic-properties draw:stroke="solid" svg:stroke-color="#ff3333" draw:fill="solid" draw:fill-color="#ff3333" draw:opacity="20%" draw:textarea-horizontal-align="left" draw:auto-grow-height="true" draw:auto-grow-width="true" fo:min-height="0.649cm" fo:min-width="7.305cm" draw:shadow-offset-x="0.203cm" draw:shadow-offset-y="0.203cm" draw:shadow-opacity="20%"/>
      <style:paragraph-properties style:writing-mode="lr-tb"/>
    </style:style>
    <style:style style:name="gr64" style:family="graphic" style:parent-style-name="objectwithoutfill">
      <style:graphic-properties draw:stroke="dash" draw:stroke-dash="Fine_20_Dashed"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6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ff420e"/>
      <style:paragraph-properties fo:text-align="center"/>
    </style:style>
    <style:style style:name="P2" style:family="paragraph">
      <loext:graphic-properties draw:fill="solid" draw:fill-color="#00ff00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solid" draw:fill-color="#0000f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Consolas" fo:font-size="12.6999998092651pt" style:font-size-asian="18pt" style:font-size-complex="18pt"/>
    </style:style>
    <style:style style:name="P6" style:family="paragraph">
      <loext:graphic-properties draw:fill="none"/>
      <style:paragraph-properties style:writing-mode="lr-tb"/>
      <style:text-properties style:font-name="Consolas" fo:font-size="15pt" style:font-size-asian="15pt" style:font-size-complex="15pt"/>
    </style:style>
    <style:style style:name="P7" style:family="paragraph">
      <loext:graphic-properties draw:fill="none"/>
      <style:paragraph-properties style:writing-mode="lr-tb"/>
      <style:text-properties style:font-name="Consolas" fo:font-size="16.2999992370605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  <style:text-properties style:font-name="Consolas" fo:font-size="14pt" style:font-size-asian="18pt" style:font-size-complex="18pt"/>
    </style:style>
    <style:style style:name="P10" style:family="paragraph">
      <loext:graphic-properties draw:fill="none"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11" style:family="paragraph">
      <loext:graphic-properties draw:fill="none" draw:fill-color="#aea79f"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12" style:family="paragraph">
      <loext:graphic-properties draw:fill="none" draw:fill-color="#ffffff"/>
      <style:paragraph-properties style:writing-mode="lr-tb"/>
      <style:text-properties style:font-name="Consolas" fo:font-size="16.2999992370605pt"/>
    </style:style>
    <style:style style:name="P13" style:family="paragraph">
      <style:paragraph-properties fo:text-align="start" style:writing-mode="lr-tb"/>
      <style:text-properties fo:font-size="18pt"/>
    </style:style>
    <style:style style:name="P14" style:family="paragraph">
      <loext:graphic-properties draw:fill="none" draw:fill-color="#729fcf"/>
      <style:paragraph-properties fo:text-align="start" style:writing-mode="lr-tb"/>
      <style:text-properties fo:font-size="18pt"/>
    </style:style>
    <style:style style:name="P15" style:family="paragraph">
      <style:paragraph-properties fo:text-align="end" style:writing-mode="lr-tb"/>
      <style:text-properties fo:font-size="18pt"/>
    </style:style>
    <style:style style:name="P16" style:family="paragraph">
      <loext:graphic-properties draw:fill="none" draw:fill-color="#729fcf"/>
      <style:paragraph-properties fo:text-align="end" style:writing-mode="lr-tb"/>
      <style:text-properties fo:font-size="18pt"/>
    </style:style>
    <style:style style:name="P17" style:family="paragraph">
      <loext:graphic-properties draw:fill="solid" draw:fill-color="#ff0000"/>
      <style:paragraph-properties fo:text-align="center"/>
    </style:style>
    <style:style style:name="P18" style:family="paragraph">
      <loext:graphic-properties draw:fill-color="#ccffcc"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style:font-name="Consolas" fo:font-size="12.6999998092651pt" style:font-size-asian="18pt" style:font-size-complex="18pt"/>
    </style:style>
    <style:style style:name="P21" style:family="paragraph">
      <loext:graphic-properties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22" style:family="paragraph">
      <loext:graphic-properties draw:fill="none" draw:fill-color="#ffffff"/>
      <style:paragraph-properties style:writing-mode="lr-tb"/>
      <style:text-properties style:font-name="Consolas" fo:font-size="18pt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 style:writing-mode="lr-tb"/>
      <style:text-properties style:font-name="Consolas" fo:font-size="18pt"/>
    </style:style>
    <style:style style:name="P25" style:family="paragraph">
      <loext:graphic-properties draw:fill="solid" draw:fill-color="#729fcf"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26" style:family="paragraph">
      <loext:graphic-properties draw:fill="solid" draw:fill-color="#ff950e"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27" style:family="paragraph">
      <loext:graphic-properties draw:fill="solid" draw:fill-color="#9933ff"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9" style:family="paragraph">
      <loext:graphic-properties draw:fill="solid" draw:fill-color="#ffcc99" draw:opacity="50%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30" style:family="paragraph">
      <loext:graphic-properties draw:fill="none" draw:fill-color="#ffffff"/>
      <style:paragraph-properties style:writing-mode="lr-tb"/>
      <style:text-properties fo:color="#000099" loext:opacity="100%" style:font-name="Consolas" fo:font-size="32pt" fo:font-weight="bold" style:font-size-asian="32pt" style:font-weight-asian="bold" style:font-size-complex="32pt" style:font-weight-complex="bold"/>
    </style:style>
    <style:style style:name="P31" style:family="paragraph">
      <loext:graphic-properties draw:fill="none" draw:fill-color="#ffffff"/>
      <style:paragraph-properties style:writing-mode="lr-tb"/>
      <style:text-properties style:font-name="Consolas" fo:font-size="18pt" fo:font-weight="bold" style:font-weight-asian="bold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fo:color="#cc9900" loext:opacity="100%" style:font-name="Consolas" fo:font-size="18pt" fo:font-weight="bold" style:font-weight-asian="bold" style:font-weight-complex="bold"/>
    </style:style>
    <style:style style:name="P33" style:family="paragraph">
      <style:paragraph-properties fo:margin-top="0.42cm" fo:margin-bottom="0.35cm"/>
    </style:style>
    <style:style style:name="P34" style:family="paragraph">
      <loext:graphic-properties draw:fill="none"/>
      <style:paragraph-properties fo:margin-top="0.42cm" fo:margin-bottom="0.35cm" style:writing-mode="lr-tb"/>
      <style:text-properties fo:color="#669900" loext:opacity="100%" style:font-name="Consolas" fo:font-size="18pt" fo:font-weight="bold" style:font-size-asian="18pt" style:font-weight-asian="bold" style:font-size-complex="18pt" style:font-weight-complex="bold"/>
    </style:style>
    <style:style style:name="P35" style:family="paragraph">
      <loext:graphic-properties draw:fill="solid" draw:fill-color="#999999"/>
      <style:paragraph-properties fo:text-align="center"/>
    </style:style>
    <style:style style:name="P36" style:family="paragraph">
      <loext:graphic-properties draw:fill="solid" draw:fill-color="#ff0066"/>
      <style:paragraph-properties fo:text-align="center"/>
    </style:style>
    <style:style style:name="P37" style:family="paragraph">
      <loext:graphic-properties draw:fill="none"/>
    </style:style>
    <style:style style:name="P38" style:family="paragraph">
      <loext:graphic-properties draw:fill="solid" draw:fill-color="#ff3333" draw:opacity="20%"/>
      <style:paragraph-properties style:writing-mode="lr-tb"/>
      <style:text-properties style:font-name="Consolas" fo:font-size="16.2999992370605pt"/>
    </style:style>
    <style:style style:name="P39" style:family="paragraph">
      <loext:graphic-properties draw:fill-color="#ffffff"/>
      <style:paragraph-properties style:writing-mode="lr-tb"/>
    </style:style>
    <style:style style:name="T1" style:family="text">
      <style:text-properties style:font-name="Consolas" fo:font-size="14pt" style:font-size-asian="18pt" style:font-size-complex="18pt"/>
    </style:style>
    <style:style style:name="T2" style:family="text">
      <style:text-properties style:font-name="Consolas" fo:font-size="15pt" fo:font-style="italic" style:font-size-asian="15pt" style:font-style-asian="italic" style:font-size-complex="15pt" style:font-style-complex="italic"/>
    </style:style>
    <style:style style:name="T3" style:family="text">
      <style:text-properties style:font-name="Consolas" fo:font-size="15pt" style:font-size-asian="15pt" style:font-size-complex="15pt"/>
    </style:style>
    <style:style style:name="T4" style:family="text">
      <style:text-properties style:font-name="Consolas" fo:font-size="15pt" fo:font-style="normal" style:font-size-asian="15pt" style:font-style-asian="normal" style:font-size-complex="15pt" style:font-style-complex="normal"/>
    </style:style>
    <style:style style:name="T5" style:family="text">
      <style:text-properties style:font-name="Consolas" fo:font-size="16.2999992370605pt"/>
    </style:style>
    <style:style style:name="T6" style:family="text">
      <style:text-properties fo:font-size="18pt"/>
    </style:style>
    <style:style style:name="T7" style:family="text">
      <style:text-properties style:font-name="Consolas" fo:font-size="18pt"/>
    </style:style>
    <style:style style:name="T8" style:family="text">
      <style:text-properties style:font-name="Consolas" fo:font-size="18pt" fo:font-style="italic" style:font-style-asian="italic" style:font-style-complex="italic"/>
    </style:style>
    <style:style style:name="T9" style:family="text">
      <style:text-properties fo:color="#000099" loext:opacity="100%" style:font-name="Consolas" fo:font-size="32pt" fo:font-weight="bold" style:font-size-asian="32pt" style:font-weight-asian="bold" style:font-size-complex="32pt" style:font-weight-complex="bold"/>
    </style:style>
    <style:style style:name="T10" style:family="text">
      <style:text-properties style:font-name="Consolas" fo:font-size="18pt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font-name="Consolas" fo:font-size="18pt" fo:font-weight="bold" style:font-weight-asian="bold" style:font-weight-complex="bold"/>
    </style:style>
    <style:style style:name="T12" style:family="text">
      <style:text-properties fo:color="#cc9900" loext:opacity="100%" style:font-name="Consolas" fo:font-size="18pt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cc9900" loext:opacity="100%" style:font-name="Consolas" fo:font-size="18pt" fo:font-weight="bold" style:font-weight-asian="bold" style:font-weight-complex="bold"/>
    </style:style>
    <style:style style:name="T14" style:family="text">
      <style:text-properties fo:color="#669900" loext:opacity="100%" style:font-name="Consolas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5" style:family="text">
      <style:text-properties fo:color="#669900" loext:opacity="100%" style:font-name="Consolas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6.2999992370605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348cm" svg:height="0.759cm" svg:x="4.808cm" svg:y="6.8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418cm" svg:height="0.759cm" svg:x="6.149cm" svg:y="6.8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418cm" svg:height="0.759cm" svg:x="7.561cm" svg:y="6.8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257cm" svg:height="0.759cm" svg:x="3.558cm" svg:y="6.8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xml:id="id5" draw:id="id5" draw:layer="layout" svg:width="1.315cm" svg:height="0.871cm" svg:x="5.469cm" svg:y="5.025cm">
          <draw:text-box>
            <text:p><text:span text:style-name="T1">o</text:span><text:span text:style-name="T1">r</text:span><text:span text:style-name="T1">f</text:span></text:p>
          </draw:text-box>
        </draw:frame>
        <draw:frame draw:style-name="gr6" draw:text-style-name="P6" draw:layer="layout" svg:width="1.722cm" svg:height="0.848cm" svg:x="3.256cm" svg:y="8.371cm">
          <draw:text-box>
            <text:p><text:span text:style-name="T2">Z</text:span><text:span text:style-name="T2">r</text:span><text:span text:style-name="T2">a</text:span><text:span text:style-name="T3">I</text:span></text:p>
          </draw:text-box>
        </draw:frame>
        <draw:frame draw:style-name="gr7" draw:text-style-name="P7" draw:layer="layout" svg:width="2.339cm" svg:height="1.073cm" svg:x="7.264cm" svg:y="8.371cm">
          <draw:text-box>
            <text:p><text:span text:style-name="T2">Eco</text:span><text:span text:style-name="T4">R</text:span><text:span text:style-name="T3">V</text:span></text:p>
          </draw:text-box>
        </draw:frame>
        <draw:frame draw:style-name="gr8" draw:text-style-name="P6" draw:layer="layout" svg:width="1.778cm" svg:height="0.791cm" svg:x="5.374cm" svg:y="8.371cm">
          <draw:text-box>
            <text:p><text:span text:style-name="T2">Aji</text:span><text:span text:style-name="T3">I</text:span></text:p>
          </draw:text-box>
        </draw:frame>
        <draw:line draw:style-name="gr9" draw:text-style-name="P8" draw:layer="layout" svg:x1="4.108cm" svg:y1="8.125cm" svg:x2="4.616cm" svg:y2="7.617cm">
          <text:p/>
        </draw:line>
        <draw:line draw:style-name="gr9" draw:text-style-name="P8" draw:layer="layout" svg:x1="6.14cm" svg:y1="8.025cm" svg:x2="6.14cm" svg:y2="7.671cm">
          <text:p/>
        </draw:line>
        <draw:line draw:style-name="gr9" draw:text-style-name="P8" draw:layer="layout" svg:x1="8.172cm" svg:y1="8.125cm" svg:x2="7.664cm" svg:y2="7.617cm">
          <text:p/>
        </draw:line>
        <draw:custom-shape draw:style-name="gr10" draw:text-style-name="P10" xml:id="id4" draw:id="id4" draw:layer="layout" svg:width="2.794cm" svg:height="1.016cm" svg:x="1.056cm" svg:y="4.88cm">
          <text:p text:style-name="P9"><text:span text:style-name="T1">pro</text:span><text:span text:style-name="T1">mot</text:span><text:span text:style-name="T1">er</text:span></text:p>
          <draw:enhanced-geometry svg:viewBox="0 0 21600 21600" draw:text-areas="0 0 21600 21600" draw:type="chevron" draw:modifiers="20023.47048300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1" xml:id="id6" draw:id="id6" draw:layer="layout" svg:width="3.302cm" svg:height="1.016cm" svg:x="7.914cm" svg:y="4.88cm">
          <text:p text:style-name="P9"><text:span text:style-name="T1">terminat</text:span><text:span text:style-name="T1">or</text:span></text:p>
          <draw:enhanced-geometry svg:viewBox="0 0 21600 21600" draw:text-areas="0 0 21600 21600" draw:type="chevron" draw:modifiers="20265.94005449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2" draw:text-style-name="P12" xml:id="id2" draw:id="id2" draw:layer="layout" svg:width="4.947cm" svg:height="0.899cm" svg:x="3.531cm" svg:y="10.252cm">
          <draw:text-box>
            <text:p><text:span text:style-name="T5">p</text:span><text:span text:style-name="T5">Y</text:span><text:span text:style-name="T5">P</text:span><text:span text:style-name="T5">K</text:span><text:span text:style-name="T5">a</text:span><text:span text:style-name="T5">(</text:span><text:span text:style-name="T5">p</text:span><text:span text:style-name="T5">U</text:span><text:span text:style-name="T5">C </text:span><text:span text:style-name="T5">a</text:span><text:span text:style-name="T5">m</text:span><text:span text:style-name="T5">p</text:span><text:span text:style-name="T5">)</text:span></text:p>
          </draw:text-box>
        </draw:frame>
        <draw:connector draw:style-name="gr13" draw:text-style-name="P8" draw:layer="layout" draw:type="curve" svg:x1="2.307cm" svg:y1="7.215cm" svg:x2="3.531cm" svg:y2="10.701cm" draw:start-shape="id1" draw:start-glue-point="3" draw:end-shape="id2" draw:end-glue-point="3" svg:d="M2307 7215c-751 0-1363 3486 1224 3486" svg:viewBox="0 0 1876 3487">
          <text:p/>
        </draw:connector>
        <draw:connector draw:style-name="gr13" draw:text-style-name="P8" draw:layer="layout" draw:type="curve" svg:x1="10.23cm" svg:y1="7.215cm" svg:x2="8.478cm" svg:y2="10.701cm" draw:start-shape="id3" draw:start-glue-point="1" draw:end-shape="id2" draw:end-glue-point="1" svg:d="M10230 7215c750 0 1626 3486-1752 3486" svg:viewBox="0 0 2443 3487">
          <text:p/>
        </draw:connector>
        <draw:connector draw:style-name="gr14" draw:text-style-name="P8" draw:layer="layout" draw:type="line" svg:x1="2.453cm" svg:y1="5.896cm" svg:x2="4.712cm" svg:y2="6.722cm" draw:start-shape="id4" draw:start-glue-point="2" svg:d="M2453 5896l2259 826" svg:viewBox="0 0 2260 827">
          <text:p/>
        </draw:connector>
        <draw:connector draw:style-name="gr14" draw:text-style-name="P8" draw:layer="layout" draw:type="line" svg:x1="6.126cm" svg:y1="5.896cm" svg:x2="6.114cm" svg:y2="6.709cm" draw:start-shape="id5" draw:start-glue-point="2" svg:d="M6126 5896l-12 813" svg:viewBox="0 0 13 814">
          <text:p/>
        </draw:connector>
        <draw:connector draw:style-name="gr14" draw:text-style-name="P8" draw:layer="layout" draw:type="line" svg:x1="9.565cm" svg:y1="5.896cm" svg:x2="7.622cm" svg:y2="6.828cm" draw:start-shape="id6" draw:start-glue-point="2" svg:d="M9565 5896l-1943 932" svg:viewBox="0 0 1944 933">
          <text:p/>
        </draw:connector>
        <draw:connector draw:style-name="gr15" draw:text-style-name="P8" draw:layer="layout" draw:type="curve" svg:x1="14.517cm" svg:y1="21.613cm" svg:x2="15.831cm" svg:y2="24.744cm" draw:start-shape="id7" draw:start-glue-point="3" draw:end-shape="id8" draw:end-glue-point="3" svg:d="M14517 21613c-753 0-1410 3131 1314 3131" svg:viewBox="0 0 1974 3132">
          <text:p/>
        </draw:connector>
        <draw:custom-shape draw:style-name="gr16" draw:text-style-name="P1" draw:layer="layout" svg:width="5.331cm" svg:height="1.575cm" svg:x="20.501cm" svg:y="14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5.607cm" svg:height="1.575cm" svg:x="25.835cm" svg:y="14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draw:layer="layout" svg:width="2.999cm" svg:height="1.575cm" svg:x="31.439cm" svg:y="14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2.573cm" svg:height="1.575cm" svg:x="17.928cm" svg:y="14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1.778cm" svg:height="1.016cm" svg:x="15.374cm" svg:y="12.88cm">
          <text:p text:style-name="P13"><text:span text:style-name="T6">57</text:span><text:span text:style-name="T6">7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6" draw:layer="layout" svg:width="1.778cm" svg:height="1.016cm" svg:x="35.28cm" svg:y="16.324cm">
          <text:p text:style-name="P15"><text:span text:style-name="T6">5</text:span><text:span text:style-name="T6">7</text:span><text:span text:style-name="T6">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6" draw:layer="layout" svg:width="1.778cm" svg:height="1.016cm" svg:x="31.471cm" svg:y="16.324cm">
          <text:p text:style-name="P15"><text:span text:style-name="T6">494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4" draw:layer="layout" svg:width="2.157cm" svg:height="1.016cm" svg:x="18.263cm" svg:y="12.88cm">
          <text:p text:style-name="P13"><text:span text:style-name="T6">102</text:span><text:span text:style-name="T6">3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4" draw:layer="layout" svg:width="1.778cm" svg:height="1.016cm" svg:x="20.5cm" svg:y="12.88cm">
          <text:p text:style-name="P13"><text:span text:style-name="T6">4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6" draw:layer="layout" svg:width="1.778cm" svg:height="1.016cm" svg:x="29.644cm" svg:y="16.324cm">
          <text:p text:style-name="P15"><text:span text:style-name="T6">4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4" draw:layer="layout" svg:width="1.778cm" svg:height="1.016cm" svg:x="25.832cm" svg:y="12.88cm">
          <text:p text:style-name="P13"><text:span text:style-name="T6">5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6" draw:layer="layout" svg:width="1.778cm" svg:height="1.016cm" svg:x="24.024cm" svg:y="16.324cm">
          <text:p text:style-name="P15"><text:span text:style-name="T6">5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4" draw:layer="layout" svg:width="0.531cm" svg:height="0.92cm" svg:x="27.167cm" svg:y="2.5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7" draw:layer="layout" svg:width="0.531cm" svg:height="0.92cm" svg:x="30.858cm" svg:y="2.5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7" draw:layer="layout" svg:width="0.531cm" svg:height="0.92cm" svg:x="30.887cm" svg:y="3.6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" draw:layer="layout" svg:width="0.531cm" svg:height="0.92cm" svg:x="33.58cm" svg:y="3.6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draw:layer="layout" svg:width="0.531cm" svg:height="0.852cm" svg:x="33.58cm" svg:y="4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draw:layer="layout" svg:width="0.531cm" svg:height="0.852cm" svg:x="37.393cm" svg:y="4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8" draw:layer="layout" svg:width="3.048cm" svg:height="0.912cm" svg:x="27.736cm" svg:y="2.531cm">
          <text:p text:style-name="P9"><text:span text:style-name="T1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9" draw:text-style-name="P20" draw:layer="layout" svg:width="1.935cm" svg:height="0.871cm" svg:x="31.528cm" svg:y="3.671cm">
          <draw:text-box>
            <text:p text:style-name="P19"><text:span text:style-name="T1">o</text:span><text:span text:style-name="T1">r</text:span><text:span text:style-name="T1">f</text:span></text:p>
          </draw:text-box>
        </draw:frame>
        <draw:custom-shape draw:style-name="gr30" draw:text-style-name="P21" draw:layer="layout" svg:width="3.194cm" svg:height="0.852cm" svg:x="34.199cm" svg:y="4.726cm">
          <text:p text:style-name="P9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1" draw:text-style-name="P22" draw:layer="layout" svg:width="3.451cm" svg:height="0.886cm" svg:x="26.72cm" svg:y="1.514cm">
          <draw:text-box>
            <text:p><text:span text:style-name="T7">577</text:span><text:span text:style-name="T7">..5</text:span><text:span text:style-name="T7">67</text:span></text:p>
          </draw:text-box>
        </draw:frame>
        <draw:frame draw:style-name="gr32" draw:text-style-name="P24" draw:layer="layout" svg:width="3.722cm" svg:height="0.886cm" svg:x="32.203cm" svg:y="2.669cm">
          <draw:text-box>
            <text:p text:style-name="P23"><text:span text:style-name="T7">46</text:span><text:span text:style-name="T7">8.</text:span><text:span text:style-name="T7">.4</text:span><text:span text:style-name="T7">67</text:span></text:p>
          </draw:text-box>
        </draw:frame>
        <draw:frame draw:style-name="gr33" draw:text-style-name="P22" draw:layer="layout" svg:width="3.471cm" svg:height="0.886cm" svg:x="35.759cm" svg:y="3.837cm">
          <draw:text-box>
            <text:p><text:span text:style-name="T7">5</text:span><text:span text:style-name="T7">6</text:span><text:span text:style-name="T7">8</text:span><text:span text:style-name="T7">.</text:span><text:span text:style-name="T7">.</text:span><text:span text:style-name="T7">5</text:span><text:span text:style-name="T7">7</text:span><text:span text:style-name="T7">8</text:span></text:p>
          </draw:text-box>
        </draw:frame>
        <draw:custom-shape draw:style-name="gr23" draw:text-style-name="P4" draw:layer="layout" svg:width="0.531cm" svg:height="0.92cm" svg:x="15.117cm" svg:y="19.92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7" draw:layer="layout" svg:width="0.531cm" svg:height="0.92cm" svg:x="18.808cm" svg:y="19.92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draw:layer="layout" svg:width="0.531cm" svg:height="0.852cm" svg:x="21.518cm" svg:y="19.95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draw:layer="layout" svg:width="0.531cm" svg:height="0.852cm" svg:x="25.243cm" svg:y="19.95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8" draw:layer="layout" svg:width="3.048cm" svg:height="0.912cm" svg:x="15.686cm" svg:y="19.929cm">
          <text:p text:style-name="P9"><text:span text:style-name="T1">promoter</text:span></text:p>
          <draw:enhanced-geometry svg:viewBox="0 0 21600 21600" draw:text-areas="0 0 21600 21600" draw:mirror-horizontal="false" draw:mirror-vertical="false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9" draw:text-style-name="P20" draw:layer="layout" svg:width="1.935cm" svg:height="0.871cm" svg:x="19.478cm" svg:y="19.95cm">
          <draw:text-box>
            <text:p text:style-name="P19"><text:span text:style-name="T1">orf1</text:span></text:p>
          </draw:text-box>
        </draw:frame>
        <draw:custom-shape draw:style-name="gr30" draw:text-style-name="P21" draw:layer="layout" svg:width="3.194cm" svg:height="0.852cm" svg:x="22.049cm" svg:y="19.959cm">
          <text:p text:style-name="P9"><text:span text:style-name="T1">terminator</text:span></text:p>
          <draw:enhanced-geometry svg:viewBox="0 0 21600 21600" draw:text-areas="0 0 21600 21600" draw:mirror-horizontal="false" draw:mirror-vertical="false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4" draw:text-style-name="P22" draw:layer="layout" svg:width="3.314cm" svg:height="1.013cm" svg:x="16.473cm" svg:y="18.52cm">
          <draw:text-box>
            <text:p><text:span text:style-name="T7">577..494</text:span></text:p>
          </draw:text-box>
        </draw:frame>
        <draw:custom-shape draw:style-name="gr35" draw:text-style-name="P4" draw:layer="layout" svg:width="0.531cm" svg:height="0.92cm" svg:x="21.521cm" svg:y="21.2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7" draw:layer="layout" svg:width="0.531cm" svg:height="0.92cm" svg:x="25.212cm" svg:y="21.2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draw:layer="layout" svg:width="0.531cm" svg:height="0.852cm" svg:x="27.922cm" svg:y="21.3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draw:layer="layout" svg:width="0.531cm" svg:height="0.852cm" svg:x="31.647cm" svg:y="21.3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048cm" svg:height="0.912cm" svg:x="22.09cm" svg:y="21.254cm">
          <text:p text:style-name="P9"><text:span text:style-name="T1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9" draw:text-style-name="P20" draw:layer="layout" svg:width="1.935cm" svg:height="0.871cm" svg:x="25.882cm" svg:y="21.295cm">
          <draw:text-box>
            <text:p text:style-name="P19"><text:span text:style-name="T1">orf2</text:span></text:p>
          </draw:text-box>
        </draw:frame>
        <draw:custom-shape draw:style-name="gr37" draw:text-style-name="P26" draw:layer="layout" svg:width="3.194cm" svg:height="0.852cm" svg:x="28.453cm" svg:y="21.314cm">
          <text:p text:style-name="P9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3" draw:text-style-name="P4" draw:layer="layout" svg:width="0.531cm" svg:height="0.92cm" svg:x="27.971cm" svg:y="22.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7" draw:layer="layout" svg:width="0.531cm" svg:height="0.92cm" svg:x="31.662cm" svg:y="22.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draw:layer="layout" svg:width="0.531cm" svg:height="0.852cm" svg:x="34.372cm" svg:y="22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draw:layer="layout" svg:width="0.531cm" svg:height="0.852cm" svg:x="38.097cm" svg:y="22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6" draw:layer="layout" svg:width="3.048cm" svg:height="0.912cm" svg:x="28.54cm" svg:y="22.528cm">
          <text:p text:style-name="P9"><text:span text:style-name="T1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9" draw:text-style-name="P20" draw:layer="layout" svg:width="1.935cm" svg:height="0.871cm" svg:x="32.332cm" svg:y="22.569cm">
          <draw:text-box>
            <text:p text:style-name="P19"><text:span text:style-name="T1">orf3</text:span></text:p>
          </draw:text-box>
        </draw:frame>
        <draw:custom-shape draw:style-name="gr39" draw:text-style-name="P27" draw:layer="layout" svg:width="3.194cm" svg:height="0.852cm" svg:x="34.903cm" svg:y="22.588cm">
          <text:p text:style-name="P9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0" draw:text-style-name="P22" draw:layer="layout" svg:width="4.259cm" svg:height="0.886cm" svg:x="34.927cm" svg:y="21.718cm">
          <draw:text-box>
            <text:p><text:span text:style-name="T7">1023..578</text:span></text:p>
          </draw:text-box>
        </draw:frame>
        <draw:frame draw:style-name="gr40" draw:text-style-name="P22" draw:layer="layout" svg:width="3.833cm" svg:height="0.886cm" svg:x="28.654cm" svg:y="19.917cm">
          <draw:text-box>
            <text:p><text:span text:style-name="T7">1023..494</text:span></text:p>
          </draw:text-box>
        </draw:frame>
        <draw:line draw:style-name="gr41" draw:text-style-name="P8" draw:layer="layout" svg:x1="20.5cm" svg:y1="10.676cm" svg:x2="20.5cm" svg:y2="15.114cm">
          <text:p/>
        </draw:line>
        <draw:line draw:style-name="gr41" draw:text-style-name="P8" draw:layer="layout" svg:x1="25.867cm" svg:y1="10.796cm" svg:x2="25.867cm" svg:y2="15.368cm">
          <text:p/>
        </draw:line>
        <draw:frame draw:style-name="gr40" draw:text-style-name="P22" draw:layer="layout" svg:width="2.213cm" svg:height="0.886cm" svg:x="19.352cm" svg:y="9.922cm">
          <draw:text-box>
            <text:p><text:span text:style-name="T8">Zra</text:span><text:span text:style-name="T7">I</text:span></text:p>
          </draw:text-box>
        </draw:frame>
        <draw:frame draw:style-name="gr40" draw:text-style-name="P22" draw:layer="layout" svg:width="2.675cm" svg:height="0.886cm" svg:x="24.732cm" svg:y="9.922cm">
          <draw:text-box>
            <text:p><text:span text:style-name="T8">Aji</text:span><text:span text:style-name="T7">I</text:span></text:p>
          </draw:text-box>
        </draw:frame>
        <draw:frame draw:style-name="gr40" draw:text-style-name="P22" draw:layer="layout" svg:width="2.467cm" svg:height="0.886cm" svg:x="30.274cm" svg:y="9.922cm">
          <draw:text-box>
            <text:p><text:span text:style-name="T8">Eco</text:span><text:span text:style-name="T7">RV</text:span></text:p>
          </draw:text-box>
        </draw:frame>
        <draw:line draw:style-name="gr41" draw:text-style-name="P8" draw:layer="layout" svg:x1="31.39cm" svg:y1="10.796cm" svg:x2="31.39cm" svg:y2="17.34cm">
          <text:p/>
        </draw:line>
        <draw:frame draw:style-name="gr42" draw:text-style-name="P22" draw:layer="layout" svg:width="4.826cm" svg:height="2.791cm" svg:x="-13.74cm" svg:y="2.39cm">
          <draw:text-box>
            <text:p><text:span text:style-name="T7"/></text:p>
            <text:p><text:span text:style-name="T7"/></text:p>
          </draw:text-box>
        </draw:frame>
        <draw:custom-shape draw:style-name="gr43" draw:text-style-name="P29" draw:layer="layout" svg:width="6.858cm" svg:height="2.541cm" svg:x="17.471cm" svg:y="2.893cm">
          <text:p text:style-name="P28"><text:span text:style-name="T7">Transcriptional </text:span></text:p>
          <text:p text:style-name="P28"><text:span text:style-name="T7">Unit (TU)</text:span></text:p>
          <draw:enhanced-geometry svg:viewBox="0 0 21600 21600" draw:mirror-horizontal="false" draw:mirror-vertical="false" draw:text-areas="0 0 21600 21600" draw:type="pentagon-right" draw:modifiers="17172.299168975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4" draw:text-style-name="P29" draw:layer="layout" svg:width="5.08cm" svg:height="3.048cm" svg:x="6.579cm" svg:y="22.073cm">
          <text:p text:style-name="P28"><text:span text:style-name="T7">Multiple </text:span></text:p>
          <text:p text:style-name="P28"><text:span text:style-name="T7">Expression</text:span></text:p>
          <text:p text:style-name="P28"><text:span text:style-name="T7">Construct</text:span></text:p>
          <draw:enhanced-geometry svg:viewBox="0 0 21600 21600" draw:mirror-horizontal="false" draw:mirror-vertical="false" draw:text-areas="0 0 21600 21600" draw:type="pentagon-right" draw:modifiers="16201.062782916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45" draw:text-style-name="P30" draw:layer="layout" svg:width="13.716cm" svg:height="1.381cm" svg:x="0.991cm" svg:y="0.991cm">
          <draw:text-box>
            <text:p><text:span text:style-name="T9">The Yeast Pathway Kit</text:span></text:p>
          </draw:text-box>
        </draw:frame>
        <draw:frame draw:style-name="gr46" draw:text-style-name="P31" draw:layer="layout" svg:width="2.032cm" svg:height="1.016cm" svg:x="17.501cm" svg:y="16.739cm">
          <draw:text-box>
            <text:p><text:span text:style-name="T10">Not</text:span><text:span text:style-name="T11">I</text:span></text:p>
          </draw:text-box>
        </draw:frame>
        <draw:frame draw:style-name="gr46" draw:text-style-name="P32" xml:id="id9" draw:id="id9" draw:layer="layout" svg:width="2.032cm" svg:height="1.016cm" svg:x="33.848cm" svg:y="11.412cm">
          <draw:text-box>
            <text:p><text:span text:style-name="T12">Pac</text:span><text:span text:style-name="T13">I</text:span></text:p>
          </draw:text-box>
        </draw:frame>
        <draw:frame draw:style-name="gr46" draw:text-style-name="P31" xml:id="id10" draw:id="id10" draw:layer="layout" svg:width="3.048cm" svg:height="1.016cm" svg:x="34.773cm" svg:y="12.421cm">
          <draw:text-box>
            <text:p><text:span text:style-name="T10">Acc</text:span><text:span text:style-name="T11">III</text:span></text:p>
          </draw:text-box>
        </draw:frame>
        <draw:connector draw:style-name="gr47" draw:text-style-name="P8" draw:layer="layout" draw:type="line" svg:x1="18.745cm" svg:y1="16.852cm" svg:x2="20.373cm" svg:y2="15.991cm" svg:d="M18745 16852l1628-861" svg:viewBox="0 0 1629 862">
          <text:p/>
        </draw:connector>
        <draw:connector draw:style-name="gr47" draw:text-style-name="P8" xml:id="id11" draw:id="id11" draw:layer="layout" draw:type="line" svg:x1="33.848cm" svg:y1="11.92cm" svg:x2="31.573cm" svg:y2="14.064cm" draw:start-shape="id9" draw:start-glue-point="3" svg:d="M33848 11920l-2275 2144" svg:viewBox="0 0 2276 2145">
          <text:p/>
        </draw:connector>
        <draw:connector draw:style-name="gr47" draw:text-style-name="P8" draw:layer="layout" draw:type="line" svg:x1="34.773cm" svg:y1="12.929cm" svg:x2="31.573cm" svg:y2="14.064cm" draw:start-shape="id10" draw:start-glue-point="3" draw:end-shape="id11" draw:end-glue-point="3" svg:d="M34773 12929l-3200 1135" svg:viewBox="0 0 3201 1136">
          <text:p/>
        </draw:connector>
        <draw:frame draw:style-name="gr48" draw:text-style-name="P34" xml:id="id12" draw:id="id12" draw:layer="layout" svg:width="1.963cm" svg:height="0.886cm" svg:x="28.676cm" svg:y="11.52cm">
          <draw:text-box>
            <text:p text:style-name="P33"><text:span text:style-name="T14">Smi</text:span><text:span text:style-name="T15">I</text:span></text:p>
          </draw:text-box>
        </draw:frame>
        <draw:connector draw:style-name="gr47" draw:text-style-name="P8" draw:layer="layout" draw:type="line" svg:x1="30.639cm" svg:y1="11.963cm" svg:x2="31.132cm" svg:y2="14.005cm" draw:start-shape="id12" draw:start-glue-point="1" svg:d="M30639 11963l493 2042" svg:viewBox="0 0 494 2043">
          <text:p/>
        </draw:connector>
        <draw:custom-shape draw:style-name="gr23" draw:text-style-name="P4" draw:layer="layout" svg:width="0.531cm" svg:height="0.92cm" svg:x="15.144cm" svg:y="27.6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7" draw:layer="layout" svg:width="0.531cm" svg:height="0.85cm" svg:x="18.835cm" svg:y="27.7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draw:layer="layout" svg:width="0.531cm" svg:height="0.852cm" svg:x="21.545cm" svg:y="27.7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8" draw:layer="layout" svg:width="3.048cm" svg:height="0.85cm" svg:x="15.713cm" svg:y="27.763cm">
          <text:p text:style-name="P9"><text:span text:style-name="T1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9" draw:text-style-name="P20" draw:layer="layout" svg:width="1.935cm" svg:height="0.871cm" svg:x="19.505cm" svg:y="27.742cm">
          <draw:text-box>
            <text:p text:style-name="P19"><text:span text:style-name="T1">orf1</text:span></text:p>
          </draw:text-box>
        </draw:frame>
        <draw:custom-shape draw:style-name="gr49" draw:text-style-name="P17" draw:layer="layout" svg:width="0.531cm" svg:height="0.85cm" svg:x="25.439cm" svg:y="27.7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draw:layer="layout" svg:width="0.531cm" svg:height="0.852cm" svg:x="28.149cm" svg:y="27.7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5" draw:layer="layout" svg:width="3.048cm" svg:height="0.85cm" svg:x="22.117cm" svg:y="27.763cm">
          <text:p text:style-name="P9"><text:span text:style-name="T1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9" draw:text-style-name="P20" draw:layer="layout" svg:width="1.935cm" svg:height="0.871cm" svg:x="26.109cm" svg:y="27.742cm">
          <draw:text-box>
            <text:p text:style-name="P19"><text:span text:style-name="T1">orf2</text:span></text:p>
          </draw:text-box>
        </draw:frame>
        <draw:custom-shape draw:style-name="gr37" draw:text-style-name="P26" draw:layer="layout" svg:width="3.194cm" svg:height="0.852cm" svg:x="28.68cm" svg:y="27.761cm">
          <text:p text:style-name="P9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7" draw:layer="layout" svg:width="0.531cm" svg:height="0.92cm" svg:x="31.789cm" svg:y="27.6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draw:layer="layout" svg:width="0.531cm" svg:height="0.852cm" svg:x="34.499cm" svg:y="27.7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draw:layer="layout" svg:width="0.531cm" svg:height="0.852cm" svg:x="38.224cm" svg:y="27.7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20" draw:layer="layout" svg:width="1.935cm" svg:height="0.871cm" svg:x="32.459cm" svg:y="27.742cm">
          <draw:text-box>
            <text:p text:style-name="P19"><text:span text:style-name="T1">orf3</text:span></text:p>
          </draw:text-box>
        </draw:frame>
        <draw:custom-shape draw:style-name="gr52" draw:text-style-name="P27" draw:layer="layout" svg:width="3.194cm" svg:height="0.85cm" svg:x="35.03cm" svg:y="27.763cm">
          <text:p text:style-name="P9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3" draw:text-style-name="P19" draw:layer="layout" svg:width="3.048cm" svg:height="1.27cm" svg:x="24.105cm" svg:y="25.121cm">
          <text:p/>
          <draw:enhanced-geometry svg:viewBox="0 0 21600 21600" draw:text-areas="?f0 0 ?f2 ?f5" draw:type="down-arrow" draw:modifiers="7528.5601888277 5802.033453591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4" draw:text-style-name="P8" draw:layer="layout" svg:x1="25.291cm" svg:y1="19.877cm" svg:x2="25.799cm" svg:y2="20.893cm">
          <text:p/>
        </draw:line>
        <draw:line draw:style-name="gr54" draw:text-style-name="P8" draw:layer="layout" svg:x1="25.799cm" svg:y1="19.877cm" svg:x2="25.291cm" svg:y2="20.893cm">
          <text:p/>
        </draw:line>
        <draw:line draw:style-name="gr55" draw:text-style-name="P8" draw:layer="layout" svg:x1="25.291cm" svg:y1="19.877cm" svg:x2="25.799cm" svg:y2="20.893cm">
          <text:p/>
        </draw:line>
        <draw:line draw:style-name="gr55" draw:text-style-name="P8" draw:layer="layout" svg:x1="25.799cm" svg:y1="19.877cm" svg:x2="25.291cm" svg:y2="20.893cm">
          <text:p/>
        </draw:line>
        <draw:custom-shape draw:style-name="gr56" draw:text-style-name="P35" draw:layer="layout" svg:width="2.573cm" svg:height="1.575cm" svg:x="15.328cm" svg:y="14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6" draw:layer="layout" svg:width="2.573cm" svg:height="1.575cm" svg:x="34.428cm" svg:y="14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5" draw:layer="layout" svg:width="0.531cm" svg:height="0.92cm" svg:x="14.517cm" svg:y="19.9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6" draw:layer="layout" svg:width="0.531cm" svg:height="0.852cm" svg:x="38.668cm" svg:y="22.5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5" xml:id="id7" draw:id="id7" draw:layer="layout" svg:width="0.531cm" svg:height="0.92cm" svg:x="14.517cm" svg:y="21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6" xml:id="id16" draw:id="id16" draw:layer="layout" svg:width="0.531cm" svg:height="0.852cm" svg:x="38.668cm" svg:y="23.6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5" xml:id="id1" draw:id="id1" draw:layer="layout" svg:width="1.257cm" svg:height="0.759cm" svg:x="2.307cm" svg:y="6.8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6" xml:id="id3" draw:id="id3" draw:layer="layout" svg:width="1.257cm" svg:height="0.759cm" svg:x="8.973cm" svg:y="6.8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8" draw:layer="layout" svg:x1="6.325cm" svg:y1="14.961cm" svg:x2="6.325cm" svg:y2="14.607cm">
          <text:p/>
        </draw:line>
        <draw:custom-shape draw:style-name="gr60" draw:text-style-name="P35" xml:id="id13" draw:id="id13" draw:layer="layout" svg:width="1.257cm" svg:height="0.759cm" svg:x="5.055cm" svg:y="14.9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6" xml:id="id15" draw:id="id15" draw:layer="layout" svg:width="1.257cm" svg:height="0.759cm" svg:x="6.325cm" svg:y="14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37" draw:layer="layout" svg:width="8.156cm" svg:height="0.963cm" svg:x="2.515cm" svg:y="13.236cm">
          <draw:text-box>
            <text:p>ZraI AatII FspAI EcoRV</text:p>
          </draw:text-box>
        </draw:frame>
        <draw:connector draw:style-name="gr15" draw:text-style-name="P8" draw:layer="layout" draw:type="curve" svg:x1="5.055cm" svg:y1="15.34cm" svg:x2="2.33cm" svg:y2="18.204cm" draw:start-shape="id13" draw:start-glue-point="3" draw:end-shape="id14" draw:end-glue-point="3" svg:d="M5055 15340c-4839 0-3476 2864-2725 2864" svg:viewBox="0 0 3493 2865">
          <text:p/>
        </draw:connector>
        <draw:connector draw:style-name="gr15" draw:text-style-name="P8" draw:layer="layout" draw:type="curve" svg:x1="7.582cm" svg:y1="15.343cm" svg:x2="10.135cm" svg:y2="18.204cm" draw:start-shape="id15" draw:start-glue-point="1" draw:end-shape="id14" draw:end-glue-point="1" svg:d="M7582 15343c4581 0 3304 2861 2553 2861" svg:viewBox="0 0 3307 2862">
          <text:p/>
        </draw:connector>
        <draw:frame draw:style-name="gr63" draw:text-style-name="P38" xml:id="id14" draw:id="id14" draw:layer="layout" svg:width="7.805cm" svg:height="0.899cm" svg:x="2.33cm" svg:y="17.755cm">
          <draw:text-box>
            <text:p><text:span text:style-name="T16">pYPKpw(</text:span><text:span text:style-name="T5">pUC amp URA3 2µ)</text:span></text:p>
          </draw:text-box>
        </draw:frame>
        <draw:line draw:style-name="gr64" draw:text-style-name="P8" xml:id="id8" draw:id="id8" draw:layer="layout" svg:x1="15.831cm" svg:y1="24.721cm" svg:x2="39.199cm" svg:y2="24.767cm">
          <text:p/>
        </draw:line>
        <draw:connector draw:style-name="gr15" draw:text-style-name="P8" draw:layer="layout" draw:type="curve" svg:x1="39.199cm" svg:y1="24.744cm" svg:x2="39.199cm" svg:y2="24.085cm" draw:start-shape="id8" draw:start-glue-point="1" draw:end-shape="id16" draw:end-glue-point="1" svg:d="M39199 24744c825 0 825-659 0-659" svg:viewBox="0 0 620 660">
          <text:p/>
        </draw:connector>
        <draw:custom-shape draw:style-name="gr58" draw:text-style-name="P35" draw:layer="layout" svg:width="0.531cm" svg:height="0.92cm" svg:x="14.453cm" svg:y="27.6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6" draw:layer="layout" svg:width="0.531cm" svg:height="0.852cm" svg:x="38.755cm" svg:y="27.7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5" draw:text-style-name="P8" draw:layer="layout" svg:x1="31.67cm" svg:y1="21.15cm" svg:x2="32.178cm" svg:y2="22.166cm">
          <text:p/>
        </draw:line>
        <draw:line draw:style-name="gr55" draw:text-style-name="P8" draw:layer="layout" svg:x1="32.178cm" svg:y1="21.15cm" svg:x2="31.67cm" svg:y2="22.166cm">
          <text:p/>
        </draw:line>
        <draw:line draw:style-name="gr55" draw:text-style-name="P8" draw:layer="layout" svg:x1="28.032cm" svg:y1="22.424cm" svg:x2="28.54cm" svg:y2="23.44cm">
          <text:p/>
        </draw:line>
        <draw:line draw:style-name="gr55" draw:text-style-name="P8" draw:layer="layout" svg:x1="28.54cm" svg:y1="22.424cm" svg:x2="28.032cm" svg:y2="23.44cm">
          <text:p/>
        </draw:line>
        <draw:line draw:style-name="gr55" draw:text-style-name="P8" draw:layer="layout" svg:x1="25.291cm" svg:y1="19.877cm" svg:x2="25.799cm" svg:y2="20.893cm">
          <text:p/>
        </draw:line>
        <draw:line draw:style-name="gr55" draw:text-style-name="P8" draw:layer="layout" svg:x1="25.799cm" svg:y1="19.877cm" svg:x2="25.291cm" svg:y2="20.893cm">
          <text:p/>
        </draw:line>
        <draw:line draw:style-name="gr55" draw:text-style-name="P8" draw:layer="layout" svg:x1="21.571cm" svg:y1="21.219cm" svg:x2="22.079cm" svg:y2="22.235cm">
          <text:p/>
        </draw:line>
        <draw:line draw:style-name="gr55" draw:text-style-name="P8" draw:layer="layout" svg:x1="22.079cm" svg:y1="21.219cm" svg:x2="21.571cm" svg:y2="22.235cm">
          <text:p/>
        </draw:line>
        <draw:line draw:style-name="gr64" draw:text-style-name="P8" draw:layer="layout" svg:x1="12.929cm" svg:y1="28.613cm" svg:x2="14.453cm" svg:y2="28.613cm">
          <text:p/>
        </draw:line>
        <draw:line draw:style-name="gr64" draw:text-style-name="P8" draw:layer="layout" svg:x1="39.345cm" svg:y1="28.613cm" svg:x2="40.869cm" svg:y2="28.613cm">
          <text:p/>
        </draw:line>
        <draw:connector draw:style-name="gr15" draw:text-style-name="P8" draw:layer="layout" draw:type="curve" svg:x1="26.592cm" svg:y1="4.133cm" svg:x2="29.663cm" svg:y2="7.141cm" draw:start-shape="id17" draw:start-glue-point="3" draw:end-shape="id18" draw:end-glue-point="3" svg:d="M26592 4133c-753 0-2288 3008 3071 3008" svg:viewBox="0 0 3867 3009">
          <text:p/>
        </draw:connector>
        <draw:custom-shape draw:style-name="gr58" draw:text-style-name="P35" xml:id="id17" draw:id="id17" draw:layer="layout" svg:width="0.531cm" svg:height="0.92cm" svg:x="26.592cm" svg:y="3.6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6" xml:id="id19" draw:id="id19" draw:layer="layout" svg:width="0.531cm" svg:height="0.852cm" svg:x="38.045cm" svg:y="5.7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4" draw:text-style-name="P8" xml:id="id18" draw:id="id18" draw:layer="layout" svg:x1="29.663cm" svg:y1="7.141cm" svg:x2="37.029cm" svg:y2="7.141cm">
          <text:p/>
        </draw:line>
        <draw:connector draw:style-name="gr15" draw:text-style-name="P8" draw:layer="layout" draw:type="curve" svg:x1="37.029cm" svg:y1="7.141cm" svg:x2="38.576cm" svg:y2="6.143cm" draw:start-shape="id18" draw:start-glue-point="1" draw:end-shape="id19" draw:end-glue-point="1" svg:d="M37029 7141c3072 0 2298-998 1547-998" svg:viewBox="0 0 2223 999">
          <text:p/>
        </draw:connector>
        <draw:custom-shape draw:style-name="gr58" draw:text-style-name="P35" draw:layer="layout" svg:width="0.531cm" svg:height="0.92cm" svg:x="26.592cm" svg:y="2.5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6" draw:layer="layout" svg:width="0.531cm" svg:height="0.852cm" svg:x="37.993cm" svg:y="4.7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5" draw:layer="layout" svg:width="19.798cm" svg:height="11.136cm" svg:x="0.6cm" svg:y="2.257cm" draw:page-number="1" presentation:class="page"/>
          <draw:frame presentation:style-name="pr1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1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draw:fill-gradient-name="Gradient_20_3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6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59cm" svg:x="1cm" svg:y="3.093cm"/>
      <draw:page-thumbnail draw:layer="backgroundobjects" svg:width="8.999cm" svg:height="6.359cm" svg:x="1cm" svg:y="11.669cm"/>
      <draw:page-thumbnail draw:layer="backgroundobjects" svg:width="8.999cm" svg:height="6.359cm" svg:x="1cm" svg:y="20.245cm"/>
      <draw:page-thumbnail draw:layer="backgroundobjects" svg:width="8.999cm" svg:height="6.359cm" svg:x="11cm" svg:y="3.093cm"/>
      <draw:page-thumbnail draw:layer="backgroundobjects" svg:width="8.999cm" svg:height="6.359cm" svg:x="11cm" svg:y="11.669cm"/>
      <draw:page-thumbnail draw:layer="backgroundobjects" svg:width="8.999cm" svg:height="6.359cm" svg:x="11cm" svg:y="20.245cm"/>
    </style:handout-master>
    <style:master-page style:name="Default" style:page-layout-name="PM1" draw:style-name="Mdp1">
      <draw:frame presentation:style-name="Default-title" draw:layer="backgroundobjects" svg:width="36.026cm" svg:height="4.626cm" svg:x="2.991cm" svg:y="2.094cm" presentation:class="title" presentation:placeholder="true">
        <draw:text-box/>
      </draw:frame>
      <draw:frame presentation:style-name="Default-outline1" draw:layer="backgroundobjects" svg:width="36.026cm" svg:height="16.071cm" svg:x="2.991cm" svg:y="7.473cm" presentation:class="outline" presentation:placeholder="true">
        <draw:text-box/>
      </draw:frame>
      <draw:frame presentation:style-name="Mpr1" draw:text-style-name="MP2" draw:layer="backgroundobjects" svg:width="9.326cm" svg:height="1.909cm" svg:x="2.991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88cm" svg:height="1.909cm" svg:x="14.6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26cm" svg:height="1.909cm" svg:x="29.691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11-27T08:51:34.056500204</meta:creation-date>
    <dc:date>2021-07-14T07:16:07.194950163</dc:date>
    <meta:editing-duration>PT5H45M19S</meta:editing-duration>
    <meta:editing-cycles>41</meta:editing-cycles>
    <meta:generator>LibreOffice/7.1.4.2$Linux_X86_64 LibreOffice_project/10$Build-2</meta:generator>
    <dc:creator>Björn Johansson</dc:creator>
    <meta:document-statistic meta:object-count="165"/>
  </office:meta>
</office:document-meta>
</file>